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2" svg:font-family="Mangal"/>
    <style:font-face style:name="OpenSymbol" svg:font-family="OpenSymbol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style:font-name="Arial1" style:font-name-asian="Arial1" style:font-name-complex="Arial1"/>
    </style:style>
    <style:style style:name="fr1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rakar &amp; Demoner WOW MOD</text:p>
      <text:p text:style-name="Standard"/>
      <text:list xml:id="list3346648230363559487" text:style-name="L1">
        <text:list-item>
          <text:p text:style-name="P1">Magiklasser</text:p>
          <text:list>
            <text:list-item>
              <text:p text:style-name="P1">Generell för alla</text:p>
              <text:list>
                <text:list-item>
                  <text:p text:style-name="P1">Allmänna besvärjelser</text:p>
                </text:list-item>
                <text:list-item>
                  <text:p text:style-name="P1">Illusionism</text:p>
                </text:list-item>
                <text:list-item>
                  <text:p text:style-name="P1">Portalmagi</text:p>
                </text:list-item>
              </text:list>
            </text:list-item>
            <text:list-item>
              <text:p text:style-name="P1">Battle mage</text:p>
              <text:list>
                <text:list-item>
                  <text:p text:style-name="P1">Elementarmagi</text:p>
                </text:list-item>
              </text:list>
            </text:list-item>
            <text:list-item>
              <text:p text:style-name="P1">Arcane mage</text:p>
              <text:list>
                <text:list-item>
                  <text:p text:style-name="P1">Mentalism</text:p>
                </text:list-item>
              </text:list>
            </text:list-item>
            <text:list-item>
              <text:p text:style-name="P1">Warlock</text:p>
              <text:list>
                <text:list-item>
                  <text:p text:style-name="P1">Demonologi</text:p>
                </text:list-item>
                <text:list-item>
                  <text:p text:style-name="P1">Nekromanti</text:p>
                </text:list-item>
              </text:list>
            </text:list-item>
            <text:list-item>
              <text:p text:style-name="P1">Priest</text:p>
              <text:list>
                <text:list-item>
                  <text:p text:style-name="P1">Animism</text:p>
                </text:list-item>
                <text:list-item>
                  <text:p text:style-name="P1">Symbolism</text:p>
                </text:list-item>
              </text:list>
            </text:list-item>
            <text:list-item>
              <text:p text:style-name="P1">Utgår och existerar bara bland SLP</text:p>
              <text:list>
                <text:list-item>
                  <text:p text:style-name="P1">Harmonism</text:p>
                </text:list-item>
                <text:list-item>
                  <text:p text:style-name="P1">Stavmagi</text:p>
                </text:list-item>
                <text:list-item>
                  <text:p text:style-name="P1">Häxkonst</text:p>
                </text:list-item>
                <text:list-item>
                  <text:p text:style-name="P1">Spiritism</text:p>
                </text:list-item>
                <text:list-item>
                  <text:p text:style-name="P1">Drakmagi</text:p>
                </text:list-item>
                <text:list-item>
                  <text:p text:style-name="P1">Röstmagi</text:p>
                </text:list-item>
                <text:list-item>
                  <text:p text:style-name="P1">Vild magi</text:p>
                </text:list-item>
              </text:list>
            </text:list-item>
          </text:list>
        </text:list-item>
        <text:list-item>
          <text:p text:style-name="P1">Besvärjelser</text:p>
          <text:list>
            <text:list-item>
              <text:p text:style-name="P1">Modifikation existerande Besvärjelser</text:p>
              <text:list>
                <text:list-item>
                  <text:p text:style-name="P1">Hela (K) etc, finns i Johans utskrivna papper (kopia på Besvärjelser från Magiboxen med markeringar i)</text:p>
                </text:list-item>
              </text:list>
            </text:list-item>
            <text:list-item>
              <text:p text:style-name="P1">Nya Besvärjelser, finns i Johans pappersdokument</text:p>
              <text:list>
                <text:list-item>
                  <text:p text:style-name="P1">Lida – Demonologi</text:p>
                </text:list-item>
                <text:list-item>
                  <text:p text:style-name="P1">Skuggblixt</text:p>
                </text:list-item>
                <text:list-item>
                  <text:p text:style-name="P1">Utvinning</text:p>
                </text:list-item>
                <text:list-item>
                  <text:p text:style-name="P1">Demonskinn</text:p>
                </text:list-item>
                <text:list-item>
                  <text:p text:style-name="P1">Frammana Demonbest</text:p>
                </text:list-item>
                <text:list-item>
                  <text:p text:style-name="P1">Demoniska hälsenor</text:p>
                </text:list-item>
                <text:list-item>
                  <text:p text:style-name="P1">Maskhål</text:p>
                </text:list-item>
                <text:list-item>
                  <text:p text:style-name="P1">Hellraiser</text:p>
                </text:list-item>
                <text:list-item>
                  <text:p text:style-name="P1">Gammavåg</text:p>
                </text:list-item>
                <text:list-item>
                  <text:p text:style-name="P1">Eldregn</text:p>
                </text:list-item>
                <text:list-item>
                  <text:p text:style-name="P1">Skuggregn</text:p>
                </text:list-item>
                <text:list-item>
                  <text:p text:style-name="P1">Polymorph</text:p>
                </text:list-item>
              </text:list>
            </text:list-item>
          </text:list>
        </text:list-item>
        <text:list-item>
          <text:p text:style-name="P1">Kasta Besvärjelser</text:p>
          <text:p text:style-name="P1"><text:span text:style-name="T1">Hela, Neutralisera Gift och Kurera Sjukdom </text:span>fungerar på avstånd utan krav på beröring! Se pappersdokument för full beskrivning.</text:p>
          <text:list>
            <text:list-item>
              <text:p text:style-name="P1">Fysiska ändras till → Räckvidd = skicklighet * 1.5 rutor</text:p>
            </text:list-item>
            <text:list-item>
              <text:p text:style-name="P1">Krav skicklighet i besvärjelse &gt;15</text:p>
            </text:list-item>
            <text:list-item>
              <text:p text:style-name="P1"><text:span text:style-name="T1">Inom Mentalism fungerar Personlig även på </text:span>andra, dvs som buffar! Järnhud, Jättestark, med mera</text:p>
            </text:list-item>
            <text:list-item>
              <text:p text:style-name="P1">Räckvidd = skicklighet * 1.5 rutor</text:p>
            </text:list-item>
            <text:list-item>
              <text:p text:style-name="P1">Krav skicklighet i besvärjelse &gt; 15</text:p>
            </text:list-item>
            <text:list-item>
              <text:p text:style-name="P1">Observera att alla skydd är additiva!</text:p>
            </text:list-item>
          </text:list>
        </text:list-item>
      </text:list>
      <text:p text:style-name="Standard"><text:soft-page-break/></text:p>
      <text:list xml:id="list20298302" text:continue-numbering="true" text:style-name="L1">
        <text:list-item>
          <text:list>
            <text:list-item>
              <text:p text:style-name="P1">Masskast</text:p>
              <text:list>
                <text:list-item>
                  <text:p text:style-name="P1"><text:span text:style-name="T1">Med skicklighet +20 kan Mass% läggas, </text:span>exempelvis Masshela som då Helar 1T6 per effektgrad per person, och ytterligare effektgrad per extra person. Alla som blir masshelade får samma T6.</text:p>
                  <text:p text:style-name="P1"/>
                </text:list-item>
              </text:list>
            </text:list-item>
            <text:list-item>
              <text:p text:style-name="P1">Avdrag per effektgrad</text:p>
              <text:list>
                <text:list-item>
                  <text:p text:style-name="P1">Effektgrad/Avdrag</text:p>
                  <text:list>
                    <text:list-item>
                      <text:p text:style-name="P1">1/0</text:p>
                    </text:list-item>
                    <text:list-item>
                      <text:p text:style-name="P1">2/-1</text:p>
                    </text:list-item>
                    <text:list-item>
                      <text:p text:style-name="P1">3/-2</text:p>
                    </text:list-item>
                    <text:list-item>
                      <text:p text:style-name="P1">4/-4</text:p>
                    </text:list-item>
                    <text:list-item>
                      <text:p text:style-name="P1">5/-8</text:p>
                    </text:list-item>
                    <text:list-item>
                      <text:p text:style-name="P1">6/-16</text:p>
                    </text:list-item>
                    <text:list-item>
                      <text:p text:style-name="P1">7/...</text:p>
                    </text:list-item>
                  </text:list>
                </text:list-item>
                <text:list-item>
                  <text:p text:style-name="P1">järn</text:p>
                  <text:p text:style-name="P1"/>
                </text:list-item>
              </text:list>
            </text:list-item>
          </text:list>
        </text:list-item>
      </text:list>
      <text:p text:style-name="Standard"><draw:frame draw:style-name="fr1" draw:name="Objekt1" text:anchor-type="paragraph" svg:width="7.123cm" svg:height="1.291cm" draw:z-index="0"><draw:object xlink:href="./Object 1" xlink:type="simple" xlink:show="embed" xlink:actuate="onLoad"/><draw:image xlink:href="./ObjectReplacements/Object 1" xlink:type="simple" xlink:show="embed" xlink:actuate="onLoad"/></draw:frame></text:p>
      <text:list xml:id="list20323540" text:continue-numbering="true" text:style-name="L1">
        <text:list-item>
          <text:list>
            <text:list-item>
              <text:p text:style-name="P1">Avdrag vid distraktion</text:p>
              <text:list>
                <text:list-item>
                  <text:p text:style-name="P1">Exempelvis någon brukar våld mot en samtidigt som man förbereder en besvärjelse – 1 CL per Skada man tar i en och samma HT</text:p>
                </text:list-item>
              </text:list>
            </text:list-item>
            <text:list-item>
              <text:p text:style-name="P1">Besvärjelser i minnet</text:p>
              <text:list>
                <text:list-item>
                  <text:p text:style-name="P1">ingen restriktion</text:p>
                </text:list-item>
              </text:list>
            </text:list-item>
            <text:list-item>
              <text:p text:style-name="P1">Känna magi</text:p>
              <text:list>
                <text:list-item>
                  <text:p text:style-name="P1">utgår</text:p>
                </text:list-item>
              </text:list>
            </text:list-item>
            <text:list-item>
              <text:p text:style-name="P1">Handingstillfällen</text:p>
              <text:list>
                <text:list-item>
                  <text:p text:style-name="P1">Magiker har i grunden 2 st per SR</text:p>
                </text:list-item>
                <text:list-item>
                  <text:p text:style-name="P1">PSY &gt;18 ger +1 HT, PSY &gt;28 ytterligare +1 osv per varje +10 i PSY</text:p>
                </text:list-item>
                <text:list-item>
                  <text:p text:style-name="P1">FV-värde &gt; 19 ger +1 HT för den specifika besvärjelsen, &gt;29 +1 till etc</text:p>
                </text:list-item>
                <text:list-item>
                  <text:p text:style-name="P1">En icke-kvick kostar 2 HT för förberedelse, och sker i 3e HT samma SR eller första HT i nästföljande SR beroende på om magikern har 3 eller fler HT's.</text:p>
                </text:list-item>
                <text:list-item>
                  <text:p text:style-name="P1">En kvick kräver 1 HT att förbereda och sker i 2a HT samma SR eller första HT nästa SR</text:p>
                </text:list-item>
              </text:list>
            </text:list-item>
          </text:list>
        </text:list-item>
        <text:list-item>
          <text:p text:style-name="P1">Hotpoäng</text:p>
          <text:list>
            <text:list-item>
              <text:p text:style-name="P1">Smärtpoäng</text:p>
            </text:list-item>
            <text:list-item>
              <text:p text:style-name="P1">Första slag</text:p>
            </text:list-item>
            <text:list-item>
              <text:p text:style-name="P1">Algoritm</text:p>
            </text:list-item>
            <text:list-item>
              <text:p text:style-name="P1">Avtagande</text:p>
            </text:list-item>
            <text:list-item>
              <text:p text:style-name="P1">Magi</text:p>
            </text:list-item>
            <text:list-item>
              <text:p text:style-name="P1">AOE</text:p>
            </text:list-item>
            <text:list-item>
              <text:p text:style-name="P1">Tekniker</text:p>
            </text:list-item>
          </text:list>
        </text:list-item>
        <text:list-item>
          <text:p text:style-name="P1">Yrken</text:p>
          <text:list>
            <text:list-item>
              <text:p text:style-name="P1">Existerande modifikation</text:p>
            </text:list-item>
            <text:list-item>
              <text:p text:style-name="P1">Nya</text:p>
              <text:list>
                <text:list-item>
                  <text:p text:style-name="P1">Krigare</text:p>
                  <text:list>
                    <text:list-item>
                      <text:p text:style-name="P1">Yrkesförmåga kan gå bärsärk när han vill vart 10 SR. Tar ett handlingstillfälle och blir aktivt andra HT</text:p>
                    </text:list-item>
                  </text:list>
                </text:list-item>
                <text:list-item>
                  <text:p text:style-name="P1">Warlock</text:p>
                  <text:list>
                    <text:list-item>
                      <text:p text:style-name="P1">Ersätter Demonolog och Nekromantiker</text:p>
                    </text:list-item>
                    <text:list-item>
                      <text:p text:style-name="P1"><text:soft-page-break/>Får ett Pet</text:p>
                    </text:list-item>
                  </text:list>
                </text:list-item>
                <text:list-item>
                  <text:p text:style-name="P1">Jägare</text:p>
                  <text:list>
                    <text:list-item>
                      <text:p text:style-name="P1">Ersätter utbygdsjägare</text:p>
                    </text:list-item>
                    <text:list-item>
                      <text:p text:style-name="P1">Får ett Pet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Mangal2" svg:font-family="Mangal"/>
    <style:font-face style:name="OpenSymbol" svg:font-family="OpenSymbol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Objekt_20_med_20_pilspets" style:display-name="Objekt med pilspets" style:family="paragraph" style:parent-style-name="Standard"/>
    <style:style style:name="Objekt_20_med_20_skugga" style:display-name="Objekt med skugga" style:family="paragraph" style:parent-style-name="Standard"/>
    <style:style style:name="Objekt_20_utan_20_fyllning" style:display-name="Objekt utan fyllning" style:family="paragraph" style:parent-style-name="Standard"/>
    <style:style style:name="Objekt_20_utan_20_fyllning_20_eller_20_linje" style:display-name="Objekt utan fyllning eller linje" style:family="paragraph" style:parent-style-name="Standard"/>
    <style:style style:name="Text" style:family="paragraph" style:parent-style-name="Caption" style:class="extra"/>
    <style:style style:name="Brödtexten_20_har_20_justerats" style:display-name="Brödtexten har justerats" style:family="paragraph" style:parent-style-name="Standard">
      <style:paragraph-properties fo:text-align="start" style:justify-single-word="false"/>
    </style:style>
    <style:style style:name="Brödtext_20_indrag" style:display-name="Brödtext indrag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Rubrik1" style:family="paragraph" style:parent-style-name="Standard">
      <style:paragraph-properties fo:margin-top="0.42cm" fo:margin-bottom="0.21cm"/>
    </style:style>
    <style:style style:name="Rubrik2" style:family="paragraph" style:parent-style-name="Standard">
      <style:paragraph-properties fo:margin-top="0.42cm" fo:margin-bottom="0.21cm"/>
    </style:style>
    <style:style style:name="Måttlinje" style:family="paragraph" style:parent-style-name="Standard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Rubrik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Underrubrik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Bakgrundsobjekt" style:family="paragraph">
      <style:paragraph-properties style:text-autospace="none"/>
      <style:text-properties style:letter-kerning="true"/>
    </style:style>
    <style:style style:name="Bakgrund" style:family="paragraph">
      <style:paragraph-properties style:text-autospace="none"/>
      <style:text-properties style:letter-kerning="true"/>
    </style:style>
    <style:style style:name="Anteckningar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isposition_20_1" style:display-name="Disposition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isposition_20_2" style:display-name="Disposition 2" style:family="paragraph" style:parent-style-name="Disposition_20_1">
      <style:paragraph-properties fo:margin-top="0cm" fo:margin-bottom="0.4cm"/>
      <style:text-properties fo:font-size="28pt" style:font-size-asian="28pt" style:font-size-complex="28pt"/>
    </style:style>
    <style:style style:name="Disposition_20_3" style:display-name="Disposition 3" style:family="paragraph" style:parent-style-name="Disposition_20_2">
      <style:paragraph-properties fo:margin-top="0cm" fo:margin-bottom="0.3cm"/>
      <style:text-properties fo:font-size="24pt" style:font-size-asian="24pt" style:font-size-complex="24pt"/>
    </style:style>
    <style:style style:name="Disposition_20_4" style:display-name="Disposition 4" style:family="paragraph" style:parent-style-name="Disposition_20_3">
      <style:paragraph-properties fo:margin-top="0cm" fo:margin-bottom="0.199cm"/>
      <style:text-properties fo:font-size="20pt" style:font-size-asian="20pt" style:font-size-complex="20pt"/>
    </style:style>
    <style:style style:name="Disposition_20_5" style:display-name="Disposition 5" style:family="paragraph" style:parent-style-name="Disposition_20_4">
      <style:paragraph-properties fo:margin-top="0cm" fo:margin-bottom="0.101cm"/>
    </style:style>
    <style:style style:name="Disposition_20_6" style:display-name="Disposition 6" style:family="paragraph" style:parent-style-name="Disposition_20_5"/>
    <style:style style:name="Disposition_20_7" style:display-name="Disposition 7" style:family="paragraph" style:parent-style-name="Disposition_20_6"/>
    <style:style style:name="Disposition_20_8" style:display-name="Disposition 8" style:family="paragraph" style:parent-style-name="Disposition_20_7"/>
    <style:style style:name="Disposition_20_9" style:display-name="Disposition 9" style:family="paragraph" style:parent-style-name="Disposition_20_8"/>
    <style:style style:name="Object_20_with_20_no_20_fill_20_and_20_no_20_line" style:display-name="Object with no fill and no line" style:family="paragraph" style:parent-style-name="Standard"/>
    <style:style style:name="WW-Rubrik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19T23:47:02.80</meta:creation-date>
    <dc:date>2017-07-20T00:12:19.92</dc:date>
    <meta:editing-duration>PT25M15S</meta:editing-duration>
    <meta:editing-cycles>4</meta:editing-cycles>
    <meta:generator>OpenOffice/4.1.2$Win32 OpenOffice.org_project/412m3$Build-9782</meta:generator>
    <meta:document-statistic meta:table-count="0" meta:image-count="0" meta:object-count="1" meta:page-count="3" meta:paragraph-count="91" meta:word-count="446" meta:character-count="24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16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Järn millimeter</text:p>
          </table:table-cell>
          <table:table-cell office:value-type="string">
            <text:p>Absorberar</text:p>
          </table:table-cell>
          <table:table-cell office:value-type="string">
            <text:p>Effekreducering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table:style-name="ce1" office:value-type="percentage" office:value="0.9">
            <text:p>90,00%</text:p>
          </table:table-cell>
          <table:table-cell table:formula="of:=+[.C4]" office:value-type="percentage" office:value="0.9">
            <text:p>90,00%</text:p>
          </table:table-cell>
        </table:table-row>
        <table:table-row table:style-name="ro1">
          <table:table-cell/>
          <table:table-cell table:formula="of:=+[.B4]*2" office:value-type="float" office:value="200">
            <text:p>200</text:p>
          </table:table-cell>
          <table:table-cell table:formula="of:=+[.C4]" office:value-type="percentage" office:value="0.9">
            <text:p>90,00%</text:p>
          </table:table-cell>
          <table:table-cell table:style-name="ce1" table:formula="of:=+1-(1-[.C4])*(1-[.C5])" office:value-type="percentage" office:value="0.99">
            <text:p>99,00%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6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2017-07-19</text:date>, <text:time>23:49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